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6.5in" style:rel-column-width="65535*"/>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6.5in" style:rel-column-width="65535*"/>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6.5in" style:rel-column-width="65535*"/>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6.5in" style:rel-column-width="65535*"/>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6.5in" style:rel-column-width="65535*"/>
    </style:style>
    <style:style style:name="Table8.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margin-top="0in" fo:margin-bottom="0in" loext:contextual-spacing="false"/>
      <style:text-properties style:font-name="Times new roman" fo:font-size="12pt" style:font-size-asian="12pt" style:font-size-complex="12pt"/>
    </style:style>
    <style:style style:name="P4" style:family="paragraph" style:parent-style-name="Quotations">
      <style:paragraph-properties fo:margin-left="0.5in" fo:margin-right="0in" fo:text-indent="0in" style:auto-text-indent="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Table_20_Contents">
      <style:text-properties style:font-name="Times new roman" fo:font-size="12pt" fo:font-weight="bold" style:font-size-asian="12pt" style:font-weight-asian="bold" style:font-size-complex="12pt" style:font-weight-complex="bold"/>
    </style:style>
    <style:style style:name="P7" style:family="paragraph" style:parent-style-name="First_20_paragraph">
      <style:text-properties style:font-name="Times new roman" fo:font-size="12pt" fo:font-style="italic" style:font-size-asian="12pt" style:font-style-asian="italic" style:font-size-complex="12pt" style:font-style-complex="italic"/>
    </style:style>
    <style:style style:name="P8" style:family="paragraph" style:parent-style-name="First_20_paragraph">
      <style:text-properties style:font-name="Times new roman" fo:font-size="12pt" style:font-size-asian="12pt" style:font-size-complex="12pt"/>
    </style:style>
    <style:style style:name="P9" style:family="paragraph" style:parent-style-name="Horizontal_20_Line">
      <style:text-properties style:font-name="Times new roman" fo:font-size="12pt" style:font-size-asian="12pt" style:font-size-complex="12pt"/>
    </style:style>
    <style:style style:name="P10" style:family="paragraph" style:parent-style-name="Text_20_body" style:list-style-name="L1">
      <style:paragraph-properties fo:margin-top="0in" fo:margin-bottom="0in" loext:contextual-spacing="false"/>
      <style:text-properties style:font-name="Times new roman" fo:font-size="12pt" style:font-size-asian="12pt" style:font-size-complex="12pt"/>
    </style:style>
    <style:style style:name="P11" style:family="paragraph" style:parent-style-name="Heading_20_1">
      <style:text-properties style:font-name="Times new roman" fo:font-size="12pt" style:font-size-asian="12pt" style:font-size-complex="12pt"/>
    </style:style>
    <style:style style:name="P12" style:family="paragraph" style:parent-style-name="Heading_20_1">
      <style:text-properties style:font-name="Times new roman" fo:font-size="12pt" officeooo:paragraph-rsid="001c1be3" style:font-size-asian="12pt" style:font-size-complex="12pt"/>
    </style:style>
    <style:style style:name="P13" style:family="paragraph" style:parent-style-name="Heading_20_1">
      <style:text-properties style:font-name="Times new roman" fo:font-size="12pt" fo:font-weight="bold" style:font-size-asian="12pt" style:font-weight-asian="bold" style:font-size-complex="12pt" style:font-weight-complex="bold"/>
    </style:style>
    <style:style style:name="P14" style:family="paragraph" style:parent-style-name="Heading_20_3">
      <style:text-properties style:font-name="Times new roman" fo:font-size="12pt" style:font-size-asian="12pt" style:font-size-complex="12pt"/>
    </style:style>
    <style:style style:name="P15" style:family="paragraph" style:parent-style-name="Heading_20_4">
      <style:text-properties style:font-name="Times new roman" fo:font-size="12pt" style:font-size-asian="12pt" style:font-size-complex="12pt"/>
    </style:style>
    <style:style style:name="P16" style:family="paragraph" style:parent-style-name="Preformatted_20_Text" style:list-style-name="L2">
      <style:text-properties style:font-name="Times new roman" fo:font-size="12pt" style:font-size-asian="12pt" style:font-size-complex="12pt"/>
    </style:style>
    <style:style style:name="P17" style:family="paragraph" style:parent-style-name="Preformatted_20_Text" style:list-style-name="L3">
      <style:text-properties style:font-name="Times new roman"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1a3dd3" style:font-style-asian="italic" style:font-style-complex="italic"/>
    </style:style>
    <style:style style:name="T3" style:family="text">
      <style:text-properties fo:font-style="italic" officeooo:rsid="001c1be3"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style:font-name="Times new roman"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9"/>
      <text:h text:style-name="P11" text:outline-level="1">Double click this box to confirm certification <text:span text:style-name="T1">☐ </text:span><text:span text:style-name="T2">(I am not able to click in the box)</text:span></text:h>
      <text:h text:style-name="P12" text:outline-level="1"><text:span text:style-name="T2">&gt; I </text:span><text:span text:style-name="T1">confirm certification </text:span><text:span text:style-name="T2">through this commented line. </text:span></text:h>
      <text:h text:style-name="P12" text:outline-level="1"><text:span text:style-name="T3">&gt; </text:span><text:span text:style-name="T2">Yes? </text:span><text:span text:style-name="T3">Does this work?</text:span></text:h>
      <text:h text:style-name="P11" text:outline-level="1">SYNOPSIS OF THE RESEARCH PROJECT</text:h>
      <text:p text:style-name="P7">Maximum of 750 words.</text:p>
      <text:p text:style-name="P4">Health and happiness are common goals among the general public, but they can take many forms and paths. Ultrarunners seem to defy both concepts since they overtake a risky activity. Taking the body to its limits challenges: (list)</text:p>
      <text:p text:style-name="P8">The research here presented is expected to give a new understanding of a unusual use of the body, which shall benefit as a public good with a new knowledge about the body, the environment, and a lively experience. At the center of the project is the notion that the body can be understood in multifold ways:</text:p>
      <text:list xml:id="list437745951638218715" text:style-name="L1">
        <text:list-item>
          <text:p text:style-name="P10">Stressing the importance of the body for social relationships and spatial public organization.</text:p>
        </text:list-item>
        <text:list-item>
          <text:p text:style-name="P10">Delivering new vision on what bodies can become and do, under extreme conditions: shading light onto orthodoxy.</text:p>
        </text:list-item>
        <text:list-item>
          <text:p text:style-name="P10">Give useful insights for a theoretical and philosophical approach on life traumatizing experiences.</text:p>
        </text:list-item>
        <text:list-item>
          <text:p text:style-name="P10">Putting forward a case of innovation, related to contemporary culture and social pioneers.</text:p>
        </text:list-item>
        <text:list-item>
          <text:p text:style-name="P10">By questioning normalcy and putting forward an exemplary case of disruption, which gives input on how majorities ad minorities make social production of what is normal and how new social standards come to be. A modular group has the potential to place evidence on the becoming of a minority.</text:p>
        </text:list-item>
        <text:list-item>
          <text:p text:style-name="P10">Attending to the case of ultra running that ranges from some of the least privileged in the North Hemisphere who do not run for money up to the most privileged of South Hemisphere that dispose of plenty of time and money to travel for a fun but yet expensive hobby with costly trips and entrance fees.</text:p>
        </text:list-item>
        <text:list-item>
          <text:p text:style-name="P10">Interest in the matter has begin with research on the walking and the production of flows of diverse mobilities.</text:p>
        </text:list-item>
        <text:list-item>
          <text:p text:style-name="P10">Generated knowledge from research is expected to link with other cases: on other extreme-endurance pursuits, as transitions between ways of movement of the body in general and as bipeds depending on motor functions for mobility, on walking and climbing in the mountains and in urban environments, on how to understand the body in general, and how physical public spaces are used.</text:p>
        </text:list-item>
      </text:list>
      <text:p text:style-name="P3"><text:soft-page-break/></text:p>
      <text:p text:style-name="P3"/>
      <text:p text:style-name="P3"/>
      <text:p text:style-name="P4">The present research aims to understand how and with what effects (for themselves and their environment) do endurance runners achieve distances further than the marathon. Ultrarunning also for new ways in which the city and the country are inhabited, giving place to flows and rhythms specific to urban space.</text:p>
      <text:p text:style-name="P4">This research aims to answer the following research questions:</text:p>
      <text:p text:style-name="P4">Several empirical elements will serve the research:</text:p>
      <text:h text:style-name="P13" text:outline-level="1">INTERNATIONAL RESEARCH</text:h>
      <text:p text:style-name="P4">This research does not intended to put closure to a specific geographic area. It is nurtured with bibliography and interaction with runners from around the world. As part of the fieldwork I plan to train and run races mainly in Argentina, South America. Most interviewees are expected to be from this area. Other interviews are to be taken via video, skype and survey methods.</text:p>
      <text:list xml:id="list2727497934737103328" text:style-name="L2">
        <text:list-item>
          <text:p text:style-name="P16"><text:s text:c="3"/>Why has **Argentina** been selected as a location?</text:p>
        </text:list-item>
      </text:list>
      <text:p text:style-name="P8">This PhD student lives abroad in Argentina, away from the UK. This is considered to be a positive aspect of this research project since it forces the minority aspect of the research. The view of giving focus to such an unexplored area of study widens the possibility to highlight the aspects that are proper from the Margins, the Periphery, and in general of the Global South.</text:p>
      <text:p text:style-name="P2">Argentina is the selected location because the researcher is a distance student who already lives in this place. And already living in Argentina, the student already has insurance covered and hence does not require additional coverage.</text:p>
      <text:p text:style-name="P4">Given that the majority of the research is conducted in one country alone, it can be considered that it is not necessary to apply at Research Ethics Committees in other areas.</text:p>
      <text:p text:style-name="P9"/>
      <text:p text:style-name="P8">The following sections require an assessment of possible ethical consideration in your research project. If particular sections do not seem relevant to your project please indicate this and clarify why.</text:p>
      <text:h text:style-name="P13" text:outline-level="1">RESEARCH METHODS</text:h>
      <text:p text:style-name="P4">This research will consist of</text:p>
      <text:h text:style-name="P13" text:outline-level="1"><text:soft-page-break/>SAMPLE</text:h>
      <text:p text:style-name="P8">Key participants of the research are already contacted, they are gatekeepers that are expected and already spoken to move forward applying the snowball technique of reaching further onto following ultrarunners as interviewees. This shall serve to consider a range of different profiles, considering age, gender and a number of ultra running organizations, race directors, researchers, writers, bloggers and journalists.</text:p>
      <text:p text:style-name="P4">I aim to have contact both in person with runners from my shared physical community as well as contact via email, social media, with runners from the country and from abroad. The ultra running world is quite small and with a sense of community and participation, hence the chance to make contact remotely has already began with positive responses and is expected to continue in that fashion. Some characteristics expected from the sample:</text:p>
      <text:p text:style-name="P4">In the first year of accessing the field data it is already apparent that through books, ultra runners are intending to share their experiences and are willing to continue this communication via social media, such as twitter, linkedin, email, instagram.</text:p>
      <text:p text:style-name="P4">At this stage I look forward to producing some academic material:</text:p>
      <text:p text:style-name="P4">Participants are in general aware of the risks involved in running at endurance events. This point is to be sensible about and be clear that no harm is intended to interviewees.</text:p>
      <text:h text:style-name="P13" text:outline-level="1">PARTICIPANTS</text:h>
      <table:table table:name="Table1" table:style-name="Table1">
        <table:table-column table:style-name="Table1.A"/>
        <table:table-row>
          <table:table-cell table:style-name="Table1.A1" office:value-type="string">
            <text:p text:style-name="P5">The number of indirect data for analysis is based on secondary documentation: books, magazines, videos, and blogs as mentioned before. That alone provides a basis of no less than 15 accounts from ultrarunners from different points of view, subjects and nationalities. Besides that, there is no specific number expected of direct participants. Surveys with ChiRunning Instructors should be no fewer than 5, or more.</text:p>
          </table:table-cell>
        </table:table-row>
        <table:table-row>
          <table:table-cell table:style-name="Table1.A1" office:value-type="string">
            <text:p text:style-name="P5">As for people to be interviewed directly it is likely to share experiences with other racers, with whom I already have contact and plans for training together, at least with 3-4 persons, before commencing field work.</text:p>
          </table:table-cell>
        </table:table-row>
        <table:table-row>
          <table:table-cell table:style-name="Table1.A1" office:value-type="string">
            <text:p text:style-name="P5">Ideally, the range of persons taken into consideration, with secondary and primary material all together, will be no fewer than 15-25, depending on the number of people effectively willing to respond surveys and accessed in-field. If there were more responses than expected, a higher numebr of participants would be beneficial. Either way, there is plenty of potential material which should suffice for a in-depth study.</text:p>
          </table:table-cell>
        </table:table-row>
        <table:table-row>
          <table:table-cell table:style-name="Table1.A1" office:value-type="string">
            <text:p text:style-name="P5">Medical specialists and other non-runners (such as event organizers, volunteeres, sponsors, etc.) are welcome to participate in this research as well.</text:p>
          </table:table-cell>
        </table:table-row>
      </table:table>
      <text:h text:style-name="P13" text:outline-level="1">THE VOLUNTARY NATURE OF PARTICIPATION</text:h>
      <text:h text:style-name="P14" text:outline-level="3">The interview participants shall be considered under anonymity by default.</text:h>
      <text:p text:style-name="P8">To recruit runners I already have in mind a range of approaches.</text:p>
      <text:p text:style-name="P2"><text:soft-page-break/>By means of the same approaches other roles may be considered.</text:p>
      <text:p text:style-name="P2">For contact through email it will be preferred to use the University address to make clear the intent of the contact.</text:p>
      <text:p text:style-name="P2">Written consent will be a must and interviewees will be delivered sample information and consent forms.</text:p>
      <text:p text:style-name="P2">The interviews will have the open possibility to be either personally identified or anonymous. This is because running is an achievement shared with peers and this kind of community spirit of sharing is part of what is the norm by the native literature.</text:p>
      <text:p text:style-name="P2">As of recording the beginning of each interview will ask for permission and I will state clearly that the recording can stop at any point that the interviewee may require. Also the interviewees will be able to exit their participation in the research at any time. -------------------------------------------------------------------------------------------------------------------------------------------------------------------------------------------------------------------------------------------------------------------------</text:p>
      <text:h text:style-name="P13" text:outline-level="1">SPECIAL ARRANGEMENTS</text:h>
      <table:table table:name="Table2" table:style-name="Table2">
        <table:table-column table:style-name="Table2.A"/>
        <table:table-row>
          <table:table-cell table:style-name="Table2.A1" office:value-type="string">
            <text:p text:style-name="P5">Not applicable</text:p>
          </table:table-cell>
        </table:table-row>
      </table:table>
      <text:h text:style-name="P13" text:outline-level="1">THE INFORMED NATURE OF PARTICIPATION</text:h>
      <table:table table:name="Table3" table:style-name="Table3">
        <table:table-column table:style-name="Table3.A"/>
        <table:table-row>
          <table:table-cell table:style-name="Table3.A1" office:value-type="string">
            <text:p text:style-name="P5">Following attachments include the consent form with information about the nature of the project that will be delivered to participants of the research. I will explain the research project prior to the interviews and hand out the paper with all this information and remain available for questions at all times.</text:p>
          </table:table-cell>
        </table:table-row>
      </table:table>
      <text:h text:style-name="P13" text:outline-level="1">ASSESSMENT OF POSSIBLE HARM</text:h>
      <text:list xml:id="list7825177915782305143" text:style-name="L3">
        <text:list-item>
          <text:p text:style-name="P17"><text:s text:c="3"/>The **Assessment of Possible Harm** identifies but does not address a risk of observing illegal activity (drugs)</text:p>
        </text:list-item>
      </text:list>
      <text:h text:style-name="P14" text:outline-level="3">I shall not risk taking interviews with participants that are under the effects of drugs. I shall also remove myself from any other illegal activities, although I will be able to discuss these aspects with research participants.</text:h>
      <text:p text:style-name="P8">using drugs</text:p>
      <table:table table:name="Table4" table:style-name="Table4">
        <table:table-column table:style-name="Table4.A"/>
        <table:table-row>
          <table:table-cell table:style-name="Table4.A1" office:value-type="string">
            <text:p text:style-name="P5">Interviews with runners, organizers, and other roles from races.</text:p>
          </table:table-cell>
        </table:table-row>
        <table:table-row>
          <table:table-cell table:style-name="Table4.A1" office:value-type="string">
            <text:p text:style-name="P5">There is no conflict for possible harm for runners who decide to take these endeavours on their own selves. An inconvenience may be that they might take some type of illegal substance to enhance their chances in winning a competetion.</text:p>
          </table:table-cell>
        </table:table-row>
        <table:table-row>
          <table:table-cell table:style-name="Table4.A1" office:value-type="string">
            <text:p text:style-name="P5">It will be clear for participants that the information delivered through interviews is confidential and will not be spread in any way to harm the research participant.</text:p>
          </table:table-cell>
        </table:table-row>
        <table:table-row>
          <table:table-cell table:style-name="Table4.A1" office:value-type="string">
            <text:p text:style-name="P5">I have experience interviewing school teachers from a prior job at a publisher, hence I will feel able to move through the interview at ease, and will keep a spirit of comfort for both sides.</text:p>
          </table:table-cell>
        </table:table-row>
        <text:soft-page-break/>
        <table:table-row>
          <table:table-cell table:style-name="Table4.A1" office:value-type="string">
            <text:p text:style-name="P5">Risks for the researcher</text:p>
          </table:table-cell>
        </table:table-row>
        <table:table-row>
          <table:table-cell table:style-name="Table4.A1" office:value-type="string">
            <text:p text:style-name="P5">The major risks as an ultrarunner autoethnographer is the same as that for my peers: physical and mental risks of too much exercise and potential deprivation of food, water, sleep and a long list of unexpected possibilities that come from venturing into the wild nature.</text:p>
          </table:table-cell>
        </table:table-row>
        <table:table-row>
          <table:table-cell table:style-name="Table4.A1" office:value-type="string">
            <text:p text:style-name="P5">Potential preventions</text:p>
          </table:table-cell>
        </table:table-row>
        <table:table-row>
          <table:table-cell table:style-name="Table4.A1" office:value-type="string">
            <text:p text:style-name="P5">- Notify, and likely go with, my wife on race days</text:p>
          </table:table-cell>
        </table:table-row>
        <table:table-row>
          <table:table-cell table:style-name="Table4.A1" office:value-type="string">
            <text:p text:style-name="P5">- Resend email of registration to race, forwarded to supervisor</text:p>
          </table:table-cell>
        </table:table-row>
        <table:table-row>
          <table:table-cell table:style-name="Table4.A1" office:value-type="string">
            <text:p text:style-name="P5">- Have someone call me after the race to ensure that all is in place</text:p>
          </table:table-cell>
        </table:table-row>
        <table:table-row>
          <table:table-cell table:style-name="Table4.A1" office:value-type="string">
            <text:p text:style-name="P5">- Most physical risks can be associated with runners pushing themselves to their limit, and/or not properly trained. I expect to run my races in the range of what is possible according to current training. Also periodical medical check ups shall be in line.</text:p>
          </table:table-cell>
        </table:table-row>
      </table:table>
      <text:h text:style-name="P13" text:outline-level="1">DATA PROTECTION AND STORAGE</text:h>
      <table:table table:name="Table5" table:style-name="Table5">
        <table:table-column table:style-name="Table5.A"/>
        <table:table-row>
          <table:table-cell table:style-name="Table5.A1" office:value-type="string">
            <text:p text:style-name="P5">I will inform participants of the purpose of research and how the data they provide will be used. Confidentiality is a priority and non-identification will always be offered, this is left for the participant to decide, it is likely that they would like to be recognized by their efforts and accomplishments. They will also be notified that they can withdrawal consent at any moment. All the data will be secured during the research period. Identification will only be possible under consent.</text:p>
          </table:table-cell>
        </table:table-row>
        <table:table-row>
          <table:table-cell table:style-name="Table5.A1" office:value-type="string">
            <text:p text:style-name="P5">The data will be stored for as long as the research goes on, projected to end between 2021-2022.</text:p>
          </table:table-cell>
        </table:table-row>
        <table:table-row>
          <table:table-cell table:style-name="Table5.A1" office:value-type="string">
            <text:p text:style-name="P5">Data Protection Notice - The information you provide will be used for research purposes and your personal data will be processed in accordance with current data protection legislation and the University's notification lodged at the Information Commissioner's Office. Your personal data will be treated in the strictest confidence and will not be disclosed to any unauthorised third parties.The answers/transcriptions will be stored at the ExeterUniversity Drive for research purposes alone. The data will be stored until the end of the doctoral research and publication, that is, no less than 2 years from now, and no more than 4/5 years into the future. I will keep a personal copy in my pc, as well as on a personal file hosting service (@dropbox), and in the University’s Repository.</text:p>
          </table:table-cell>
        </table:table-row>
      </table:table>
      <text:h text:style-name="P13" text:outline-level="1">DECLARATION OF INTERESTS</text:h>
      <table:table table:name="Table6" table:style-name="Table6">
        <table:table-column table:style-name="Table6.A"/>
        <table:table-row>
          <table:table-cell table:style-name="Table6.A1" office:value-type="string">
            <text:p text:style-name="P5">i) I have given workshops on the ChiRunning technique but do not include the technique nor the workshops in the research.</text:p>
          </table:table-cell>
        </table:table-row>
        <table:table-row>
          <table:table-cell table:style-name="Table6.A1" office:value-type="string">
            <text:p text:style-name="P5">ii) My PhD is self-funded.</text:p>
          </table:table-cell>
        </table:table-row>
        <table:table-row>
          <table:table-cell table:style-name="Table6.A1" office:value-type="string">
            <text:p text:style-name="P5">iii) The research and all results are to be used for academic/educational purposes only.</text:p>
          </table:table-cell>
        </table:table-row>
        <table:table-row>
          <table:table-cell table:style-name="Table6.A1" office:value-type="string">
            <text:p text:style-name="P5">iv) The results will be published during the period of research, between 2018-2021/2 (and later) .</text:p>
          </table:table-cell>
        </table:table-row>
      </table:table>
      <text:h text:style-name="P13" text:outline-level="1">USER ENGAGEMENT AND FEEDBACK</text:h>
      <text:p text:style-name="P8">Participants are welcome and encouraged to take part in the process of research and publication with questions, comments, and follow ups. This, however, is left open and to their own pace. If possible they shall be invited selectively to different presentations, but with no systematic schedule nor complete reviewal of data base of responses.</text:p>
      <text:h text:style-name="P14" text:outline-level="3"><text:soft-page-break/>Once the research participants have been interviewed they will be given the opportunity to see the transcripts which will be available to each interviewee who may access a transcript of <text:span text:style-name="T1">their own interview</text:span>.</text:h>
      <text:h text:style-name="P13" text:outline-level="1">INFORMATION SHEET</text:h>
      <table:table table:name="Table7" table:style-name="Table7">
        <table:table-column table:style-name="Table7.A"/>
        <table:table-row>
          <table:table-cell table:style-name="Table7.A1" office:value-type="string">
            <text:p text:style-name="P6">Distance athletes in urban rhythm |</text:p>
            <text:p text:style-name="P6">How do ultra-runners run through and out of cities?</text:p>
            <text:p text:style-name="P5">I want to understand how people can run so far. Many people don't even try such thing because they think it is impossible or crazy or both. And they don't know how others can do it. Some people fall in the middle and give it a try but have a really bad time, some get sick, injured or die. If we know how ultrarunners manage these obstacles, I expect that more people can learn how to handle and speak with their own bodies. Together with the physical benefits, it is expected that this type of outdoor activity can bring a better way of living in a city environment and along with other people instead of remaining a stagnant crowd.</text:p>
            <text:p text:style-name="Table_20_Contents"><text:span text:style-name="T5">I am a PhD student distance based at the University of Exeter and this research forms part of my PhD. My supervisor is Professor </text:span><text:a xlink:type="simple" xlink:href="mailto:M.Schillmeier@exeter.ac.uk" text:style-name="Internet_20_link" text:visited-style-name="Visited_20_Internet_20_Link"><text:span text:style-name="Definition"><text:span text:style-name="T6">Michael Schillmeier</text:span></text:span></text:a><text:span text:style-name="T5"> and my co-supervisor is </text:span><text:a xlink:type="simple" xlink:href="mailto:M.Michael@exeter.ac.uk" text:style-name="Internet_20_link" text:visited-style-name="Visited_20_Internet_20_Link"><text:span text:style-name="Definition"><text:span text:style-name="T6">Mike Michael</text:span></text:span></text:a><text:span text:style-name="T5">.</text:span></text:p>
            <text:p text:style-name="P5">I have given running technique workshops but this study has a sociological perspective and will not mix the two.</text:p>
            <text:p text:style-name="P5">It will involve a series of questions and answers that may be in person, or in written form through chat or email, or by video. The average interview is expected to take no less than 10/15 mins and not to go further than an hour.</text:p>
            <text:p text:style-name="P5">I appreciate your time and interest in participating and would like to leave clear that you should only answer as far as you feel at ease. You should not answer anything in case you do not feel comfortable with. It is likely that some part of the interview may be used in a publication of the research.</text:p>
            <text:p text:style-name="P5">For any further inquiries you can contact:</text:p>
            <text:p text:style-name="P5">Benjamin Juarez<text:line-break/>College Of Social Sciences and International Studies<text:line-break/>Department Sociology, Philosophy, Anthropology<text:line-break/>University of Exeter<text:line-break/>bj280@exeter.ac.uk</text:p>
            <text:p text:style-name="P5">If you would wish to contact someone further at the University, please contact:</text:p>
            <text:p text:style-name="P5">Michael Schillmeier<text:line-break/>College Of Social Sciences and International Studies<text:line-break/>Department Sociology, Philosophy, Anthropology<text:line-break/>University of Exeter<text:line-break/>Amory Building<text:line-break/>Rennes Drive<text:line-break/>EX4 4RJ<text:line-break/>UK</text:p>
            <text:p text:style-name="P5">M.Schillmeier@exeter.ac.uk 0044 1329 722546</text:p>
          </table:table-cell>
        </table:table-row>
      </table:table>
      <text:h text:style-name="P15" text:outline-level="4"><text:soft-page-break/>++44 (0)1392 72645</text:h>
      <text:p text:style-name="P8">| | | Your interview will be held in accordance with the Data Protection | | Act. | | | | The information you provide will be used for research purposes and | | your personal data will be processed in accordance with current data | | protection legislation and the University's notification lodged at | | the Information Commissioner's Office. Your personal data will be | | treated in the strictest confidence and will not be disclosed to any | | unauthorized third parties. | +-----------------------------------------------------------------------+</text:p>
      <text:h text:style-name="P13" text:outline-level="1">CONSENT FORM</text:h>
      <table:table table:name="Table8" table:style-name="Table8">
        <table:table-column table:style-name="Table8.A"/>
        <table:table-row>
          <table:table-cell table:style-name="Table8.A1" office:value-type="string">
            <text:p text:style-name="P5">I have been fully disclosed about the aims and purposes of the project.</text:p>
          </table:table-cell>
        </table:table-row>
        <table:table-row>
          <table:table-cell table:style-name="Table8.A1" office:value-type="string">
            <text:p text:style-name="P5">I understand that:</text:p>
          </table:table-cell>
        </table:table-row>
      </table:table>
      <text:h text:style-name="P13" text:outline-level="1">SUBMISSION PROCEDURE</text:h>
      <text:p text:style-name="P8">Staff and students should follow the procedure below.</text:p>
      <text:p text:style-name="P2"><text:span text:style-name="T4">Post Graduate Taught Students (Graduate School of Education): </text:span>Please submit your completed application to your first supervisor. Please see the submission flowchart for further information on the process.</text:p>
      <text:p text:style-name="P2"><text:span text:style-name="T4">All other students</text:span> should discuss their application with their supervisor(s) / dissertation tutor / tutor and gain their approval prior to submission. <text:span text:style-name="T1">Students should submit evidence of approval with their application, e.g. a copy of the supervisors’ email approval.</text:span></text:p>
      <text:p text:style-name="P2"><text:span text:style-name="T4">All staff</text:span> should submit their application to the appropriate email address below.</text:p>
      <text:p text:style-name="P2">This application form and examples of your consent form, information sheet and translations of any documents which are not written in English should be submitted by email to the SSIS Ethics Secretary via one of the following email addresses:</text:p>
      <text:p text:style-name="Text_20_body"><text:a xlink:type="simple" xlink:href="mailto:ssis-ethics@exeter.ac.uk" text:style-name="Internet_20_link" text:visited-style-name="Visited_20_Internet_20_Link"><text:span text:style-name="Definition"><text:span text:style-name="T7">ssis-ethics@exeter.ac.uk</text:span></text:span></text:a><text:span text:style-name="T5"> This email should be used by staff and students in Egenis, the Institute for Arab and Islamic Studies, Law, Politics, the Strategy &amp; Security Institute, and Sociology, Philosophy, Anthropology.</text:span></text:p>
      <text:p text:style-name="Text_20_body"><text:a xlink:type="simple" xlink:href="https://owa.exeter.ac.uk/owa/redir.aspx?C=VMF4CnZ4qEKM3JRyROEtAk4JDd17V9IIbC60yi4cKf5By16O6ZVZZsQG4NLPs_GHLG2knOfqyCw.&amp;URL=mailto%3Assis-gseethics@exeter.ac.uk" text:style-name="Internet_20_link" text:visited-style-name="Visited_20_Internet_20_Link"><text:span text:style-name="Definition"><text:span text:style-name="T7">ssis-gseethics@exeter.ac.uk</text:span></text:span></text:a><text:span text:style-name="T5"> This email should be used by staff and students in the Graduate School of Education.</text:span></text:p>
      <text:p text:style-name="P2">Please note that applicants will be required to submit a new application if ethics approval has not been granted within 1 year of first submission.</text:p>
      <text:h text:style-name="P14" text:outline-level="3">Approval of Project by Supervisor and Co-Superviso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Times new roman"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8-15T11:34:52.653042633</dc:date>
    <meta:editing-duration>PT3M21S</meta:editing-duration>
    <meta:editing-cycles>4</meta:editing-cycles>
    <meta:generator>LibreOffice/5.2.7.2$Linux_X86_64 LibreOffice_project/20m0$Build-2</meta:generator>
    <meta:document-statistic meta:table-count="8" meta:image-count="0" meta:object-count="0" meta:page-count="7" meta:paragraph-count="106" meta:word-count="2669" meta:character-count="16584" meta:non-whitespace-character-count="14024"/>
  </office:meta>
</office:document-meta>
</file>